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141cm" style:rel-column-width="10833*"/>
    </style:style>
    <style:style style:name="Table1.B" style:family="table-column">
      <style:table-column-properties style:column-width="15.859cm" style:rel-column-width="5470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margin-top="0cm" fo:margin-bottom="0.212cm"/>
    </style:style>
    <style:style style:name="P5" style:family="paragraph" style:parent-style-name="Text_20_body">
      <style:paragraph-properties fo:margin-top="0cm" fo:margin-bottom="0.212cm"/>
      <style:text-properties fo:language="en" fo:country="US"/>
    </style:style>
    <style:style style:name="P6" style:family="paragraph" style:parent-style-name="Text_20_body">
      <style:paragraph-properties fo:margin-top="0cm" fo:margin-bottom="0.212cm"/>
      <style:text-properties fo:language="en" fo:country="US" fo:font-weight="bold" style:font-weight-asian="bold" style:font-weight-complex="bold"/>
    </style:style>
    <style:style style:name="P7" style:family="paragraph" style:parent-style-name="Text_20_body">
      <style:paragraph-properties fo:margin-left="1.27cm" fo:margin-right="0cm" fo:margin-top="0.176cm" fo:margin-bottom="0.212cm" fo:text-indent="-0.635cm" style:auto-text-indent="false" style:writing-mode="lr-tb"/>
    </style:style>
    <style:style style:name="P8" style:family="paragraph" style:parent-style-name="Text_20_body">
      <style:paragraph-properties fo:margin-top="0cm" fo:margin-bottom="0cm"/>
      <style:text-properties fo:language="en" fo:country="US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Heading_20_1">
      <style:text-properties fo:language="en" fo:country="US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en" fo:country="US" style:font-name-asian="Times New Roman1" style:font-name-complex="Times New Roman1"/>
    </style:style>
    <style:style style:name="T3" style:family="text">
      <style:text-properties style:font-name="Times New Roman" fo:language="en" fo:country="US" fo:font-style="italic" style:font-name-asian="Times New Roman1" style:font-name-complex="Times New Roman1"/>
    </style:style>
    <style:style style:name="T4" style:family="text">
      <style:text-properties fo:font-style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/>
    </style:style>
    <style:style style:name="T9" style:family="text">
      <style:text-properties fo:font-weight="bold"/>
    </style:style>
    <style:style style:name="T10" style:family="text">
      <style:text-properties style:text-position="33% 80%"/>
    </style:style>
    <style:style style:name="T11" style:family="text">
      <style:text-properties fo:font-variant="normal" fo:text-transform="none" style:font-name="Symbol" fo:font-size="10pt"/>
    </style:style>
    <style:style style:name="T12" style:family="text">
      <style:text-properties style:font-name="Symbol" fo:font-size="10pt"/>
    </style:style>
    <style:style style:name="T13" style:family="text">
      <style:text-properties style:font-name="Times New Roman3" fo:font-size="14pt"/>
    </style:style>
    <style:style style:name="T14" style:family="text">
      <style:text-properties style:font-name="Times New Roman3" fo:font-size="14pt" fo:language="en" fo:country="US"/>
    </style:style>
    <style:style style:name="T15" style:family="text">
      <style:text-properties style:font-name="Times New Roman3" fo:font-size="14pt" fo:language="en" fo:country="US" fo:font-style="italic"/>
    </style:style>
    <style:style style:name="T16" style:family="text">
      <style:text-properties style:font-name="Times New Roman3" fo:font-size="14pt"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51cm" svg:height="0.771cm" draw:z-index="0"><draw:image xlink:href="../../odt_eng/images/1009.png" xlink:type="simple" xlink:show="embed" xlink:actuate="onLoad"/></draw:frame></text:p>
          </table:table-cell>
          <table:table-cell table:style-name="Table1.B1" office:value-type="string">
            <text:h text:style-name="P10" text:outline-level="1">From the Memory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19cm" svg:height="1.319cm" draw:z-index="0"><draw:image xlink:href="../../odt_eng/images/1009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2">The unit is intended to link one part of the diagram to another one located in a random place of the project.</text:span><text:span text:style-name="T1"> </text:span><text:span text:style-name="T2">To select a source assigned by means of unit </text:span><text:span text:style-name="T3">To the Memory </text:span><text:span text:style-name="T2">one should double-click the unit and select a required link point from the list.</text:span></text:p>
            <text:p text:style-name="P4"><text:span text:style-name="T5">Double-click the unit to indicate the point name.</text:span> <text:span text:style-name="T5">A number of link points in the unit can be indicated.</text:span></text:p>
            <text:p text:style-name="P5">The unit is <text:span text:style-name="T9">vectorized </text:span>and performs the procedure of extraction of global (named) variables from the dynamic memory for implementation the 2<text:span text:style-name="T10">nd</text:span> stage of “wireless” data transfer.</text:p>
            <text:p text:style-name="P5">The unit is provided only with output port (-s).</text:p>
            <text:p text:style-name="P5">The unit has a special dialog window entitled <text:span text:style-name="T9">From the Memory </text:span>containing 2 mini window:</text:p>
            <text:p text:style-name="P7"><text:span text:style-name="T12">·</text:span><text:span text:style-name="T11"><text:tab/></text:span><text:span text:style-name="T6">Source </text:span><text:span text:style-name="T5">(for displaying the names of global variables);</text:span></text:p>
            <text:p text:style-name="P7"><text:span text:style-name="T12">·</text:span><text:span text:style-name="T11"><text:tab/></text:span><text:span text:style-name="T6">Receiver </text:span><text:span text:style-name="T5">(for displaying the list of names of global variables in that, which remain in the project by the moment of dialog window opening).</text:span></text:p>
            <text:p text:style-name="P5">Dialog window <text:span text:style-name="T9">Filter </text:span>is intended to sort out variables as per their name type.</text:p>
            <text:p text:style-name="P8">When the dialog window is opened for the first time the mini window <text:span text:style-name="T9">Source</text:span> will contain the names of all global variables generated by the moment by units <text:span text:style-name="T4">To the Memory</text:span>, while the mini window <text:span text:style-name="T9">Receiver</text:span> is empty (see the left screen button of the dialog window below).</text:p>
            <text:p text:style-name="P9"><draw:frame draw:style-name="fr3" draw:name="Графический объект3" text:anchor-type="as-char" svg:width="16cm" svg:height="8.481cm" draw:z-index="0"><draw:image xlink:href="../../odt_eng/images/1009_a.png" xlink:type="simple" xlink:show="embed" xlink:actuate="onLoad"/></draw:frame></text:p>
            <text:p text:style-name="P5">If any global variable needs to be extracted from the memory as an output signal, e.g., <text:span text:style-name="T9">Nтепл</text:span>, then:</text:p>
            <text:p text:style-name="P7"><text:span text:style-name="T12">·</text:span><text:span text:style-name="T11"><text:tab/></text:span><text:span text:style-name="T5">highlight the variable in the mini window </text:span><text:span text:style-name="T6">Source </text:span><text:span text:style-name="T5">by the mouse cursor;</text:span></text:p>
            <text:p text:style-name="P7"><text:span text:style-name="T12">·</text:span><text:span text:style-name="T11"><text:tab/></text:span><text:span text:style-name="T5">single-click the right single-arrow button with the mouse left key:</text:span> <text:span text:style-name="T5">name of the variable will be shifted from the left mini window (</text:span><text:span text:style-name="T6">Source</text:span><text:span text:style-name="T5">) to the right-bottom mini window </text:span><text:span text:style-name="T5">(</text:span><text:span text:style-name="T6">Receiver</text:span><text:span text:style-name="T5">);</text:span></text:p>
            <text:p text:style-name="P7"><text:span text:style-name="T12">·</text:span><text:span text:style-name="T11"><text:tab/></text:span><text:span text:style-name="T5">close the dialog window by clicking the </text:span><text:span text:style-name="T6">Ok </text:span><text:span text:style-name="T5">button:</text:span> <text:span text:style-name="T5">the diagram window will be then re-drawn and the considered unit </text:span><text:span text:style-name="T8">From the Memory</text:span><text:span text:style-name="T5"> will have one (scalar) output port.</text:span></text:p>
            <text:p text:style-name="P5">Should two or more global variables be extracted from the dynamic memory the above described sequence of operations is to be repeated for other variables.</text:p>
            <text:p text:style-name="P5">Right double-arrow button is intended to shift all names from the left mini window to the right mini window.</text:p>
            <text:p text:style-name="P4"><text:span text:style-name="T5">Left single-arrow button is intended to shift the name of one variable from the right mini window to the left mini window.</text:span> </text:p>
            <text:p text:style-name="P4"><text:span text:style-name="T5">Left double-arrow button is intended to shift all names from the right mini window to the left mini window.</text:span> </text:p>
            <text:p text:style-name="P5">Two buttons (with by-pass arrows and a list) are intended to shift (manually sort out) names of variables up/down in the mini window <text:span text:style-name="T9">Receiver</text:span>.</text:p>
            <text:p text:style-name="P4"><text:span text:style-name="T7">Properties:</text:span> <text:span text:style-name="T5">Any properties shall not be set for the operation of the unit.</text:span></text:p>
            <text:p text:style-name="P6">Notes:</text:p>
            <text:p text:style-name="Text_20_body"><text:span text:style-name="T14">1. <text:s/>If a number of global (scalar or vector) variables to be extracted from the dynamic memory is two or more then, when closing the dialog window, the Diagram Window will be re-drawn and the considered unit </text:span><text:span text:style-name="T15">From the </text:span><text:span text:style-name="T16">Memory</text:span><text:span text:style-name="T14"> will have got a number of output (scalar or vector) ports equal to a number of global variables to be extracted.</text:span></text:p>
            <text:p text:style-name="Text_20_body"><text:span text:style-name="T13">2. </text:span><text:span text:style-name="T14">If a number of variables is considerably big and their full list cannot be housed in one of mini windows then for displaying the whole content a standard scrolling mechanism is provided for such window.</text:span>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з памяти</dc:title>
    <dc:date>2012-03-05T20:55:36.59</dc:date>
    <meta:editing-cycles>84</meta:editing-cycles>
    <meta:editing-duration>PT2H59M17S</meta:editing-duration>
    <dc:creator>Александр </dc:creator>
    <meta:document-statistic meta:table-count="1" meta:image-count="3" meta:object-count="0" meta:page-count="2" meta:paragraph-count="28" meta:word-count="532" meta:character-count="3025"/>
    <meta:user-defined meta:name="Поле 1"/>
    <meta:user-defined meta:name="Поле 2"/>
    <meta:user-defined meta:name="Поле 3"/>
    <meta:user-defined meta:name="Поле 4"/>
  </office:meta>
</office:document-meta>
</file>